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unde: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tanz [mm]</text:p>
          </table:table-cell>
          <table:table-cell office:value-type="string" calcext:value-type="string">
            <text:p>Speed [m/s]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Start/Ziel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Start/Ziel</text:p>
          </table:table-cell>
          <table:table-cell office:value-type="float" office:value="22" calcext:value-type="float">
            <text:p>22</text:p>
          </table:table-cell>
          <table:table-cell table:formula="of:=[.D3]/[.A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Kurve</text:p>
          </table:table-cell>
          <table:table-cell table:formula="of:=[.E4]*[.A4]" office:value-type="float" office:value="994" calcext:value-type="float">
            <text:p>994</text:p>
          </table:table-cell>
          <table:table-cell table:formula="of:=[.E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Kurve</text:p>
          </table:table-cell>
          <table:table-cell office:value-type="float" office:value="22" calcext:value-type="float">
            <text:p>22</text:p>
          </table:table-cell>
          <table:table-cell table:formula="of:=[.D5]/[.A5]" office:value-type="float" office:value="1.15789473684211" calcext:value-type="float">
            <text:p>1,1578947368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Kurve</text:p>
          </table:table-cell>
          <table:table-cell table:formula="of:=[.E6]*[.A6]" office:value-type="float" office:value="978.421052631579" calcext:value-type="float">
            <text:p>978,4210526316</text:p>
          </table:table-cell>
          <table:table-cell table:formula="of:=[.E5]" office:value-type="float" office:value="1.15789473684211" calcext:value-type="float">
            <text:p>1,15789473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Kurve</text:p>
          </table:table-cell>
          <table:table-cell office:value-type="float" office:value="22" calcext:value-type="float">
            <text:p>22</text:p>
          </table:table-cell>
          <table:table-cell table:formula="of:=[.D7]/[.A7]" office:value-type="float" office:value="1.1" calcext:value-type="float">
            <text:p>1,1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Brückenanfang</text:p>
          </table:table-cell>
          <table:table-cell table:formula="of:=[.E8]*[.A8]" office:value-type="float" office:value="927.3" calcext:value-type="float">
            <text:p>927,3</text:p>
          </table:table-cell>
          <table:table-cell table:formula="of:=[.E7]" office:value-type="float" office:value="1.1" calcext:value-type="float">
            <text:p>1,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Brückenanfang</text:p>
          </table:table-cell>
          <table:table-cell office:value-type="float" office:value="22" calcext:value-type="float">
            <text:p>22</text:p>
          </table:table-cell>
          <table:table-cell table:formula="of:=[.D9]/[.A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Brückenende</text:p>
          </table:table-cell>
          <table:table-cell table:formula="of:=[.E10]*[.A10]" office:value-type="float" office:value="1323" calcext:value-type="float">
            <text:p>1323</text:p>
          </table:table-cell>
          <table:table-cell table:formula="of:=[.E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Brückenende</text:p>
          </table:table-cell>
          <table:table-cell office:value-type="float" office:value="22" calcext:value-type="float">
            <text:p>22</text:p>
          </table:table-cell>
          <table:table-cell table:formula="of:=[.D11]/[.A11]" office:value-type="float" office:value="1.46666666666667" calcext:value-type="float">
            <text:p>1,466666666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Kurve</text:p>
          </table:table-cell>
          <table:table-cell table:formula="of:=[.E12]*[.A12]" office:value-type="float" office:value="300.666666666667" calcext:value-type="float">
            <text:p>300,6666666667</text:p>
          </table:table-cell>
          <table:table-cell table:formula="of:=[.E11]" office:value-type="float" office:value="1.46666666666667" calcext:value-type="float">
            <text:p>1,46666666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Kurve</text:p>
          </table:table-cell>
          <table:table-cell office:value-type="float" office:value="22" calcext:value-type="float">
            <text:p>22</text:p>
          </table:table-cell>
          <table:table-cell table:formula="of:=[.D13]/[.A13]" office:value-type="float" office:value="1.04761904761905" calcext:value-type="float">
            <text:p>1,0476190476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Kurve</text:p>
          </table:table-cell>
          <table:table-cell table:formula="of:=[.E14]*[.A14]" office:value-type="float" office:value="2127.71428571429" calcext:value-type="float">
            <text:p>2127,7142857143</text:p>
          </table:table-cell>
          <table:table-cell table:formula="of:=[.E13]" office:value-type="float" office:value="1.04761904761905" calcext:value-type="float">
            <text:p>1,047619047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Kurve</text:p>
          </table:table-cell>
          <table:table-cell office:value-type="float" office:value="22" calcext:value-type="float">
            <text:p>22</text:p>
          </table:table-cell>
          <table:table-cell table:formula="of:=[.D15]/[.A15]" office:value-type="float" office:value="0.758620689655172" calcext:value-type="float">
            <text:p>0,7586206897</text:p>
          </table:table-cell>
        </table:table-row>
        <table:table-row table:style-name="ro1">
          <table:table-cell office:value-type="string" calcext:value-type="string">
            <text:p>Runde: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Start/Ziel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Start/Ziel</text:p>
          </table:table-cell>
          <table:table-cell office:value-type="float" office:value="22" calcext:value-type="float">
            <text:p>22</text:p>
          </table:table-cell>
          <table:table-cell table:formula="of:=[.D18]/[.A18]" office:value-type="float" office:value="0.956521739130435" calcext:value-type="float">
            <text:p>0,9565217391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Kurve</text:p>
          </table:table-cell>
          <table:table-cell table:formula="of:=[.E19]*[.A19]" office:value-type="float" office:value="958.434782608696" calcext:value-type="float">
            <text:p>958,4347826087</text:p>
          </table:table-cell>
          <table:table-cell table:formula="of:=[.E18]" office:value-type="float" office:value="0.956521739130435" calcext:value-type="float">
            <text:p>0,956521739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Kurve</text:p>
          </table:table-cell>
          <table:table-cell office:value-type="float" office:value="22" calcext:value-type="float">
            <text:p>22</text:p>
          </table:table-cell>
          <table:table-cell table:formula="of:=[.D20]/[.A20]" office:value-type="float" office:value="1.1" calcext:value-type="float">
            <text:p>1,1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Kurve</text:p>
          </table:table-cell>
          <table:table-cell table:formula="of:=[.E21]*[.A21]" office:value-type="float" office:value="930.6" calcext:value-type="float">
            <text:p>930,6</text:p>
          </table:table-cell>
          <table:table-cell table:formula="of:=[.E20]" office:value-type="float" office:value="1.1" calcext:value-type="float">
            <text:p>1,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Kurve</text:p>
          </table:table-cell>
          <table:table-cell office:value-type="float" office:value="22" calcext:value-type="float">
            <text:p>22</text:p>
          </table:table-cell>
          <table:table-cell table:formula="of:=[.D22]/[.A2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Brückenanfang</text:p>
          </table:table-cell>
          <table:table-cell table:formula="of:=[.E23]*[.A23]" office:value-type="float" office:value="820" calcext:value-type="float">
            <text:p>820</text:p>
          </table:table-cell>
          <table:table-cell table:formula="of:=[.E2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Brückenanfang</text:p>
          </table:table-cell>
          <table:table-cell office:value-type="float" office:value="22" calcext:value-type="float">
            <text:p>22</text:p>
          </table:table-cell>
          <table:table-cell table:formula="of:=[.D24]/[.A24]" office:value-type="float" office:value="1.1" calcext:value-type="float">
            <text:p>1,1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Brückenende</text:p>
          </table:table-cell>
          <table:table-cell table:formula="of:=[.E25]*[.A25]" office:value-type="float" office:value="1446.5" calcext:value-type="float">
            <text:p>1446,5</text:p>
          </table:table-cell>
          <table:table-cell table:formula="of:=[.E24]" office:value-type="float" office:value="1.1" calcext:value-type="float">
            <text:p>1,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Brückenende</text:p>
          </table:table-cell>
          <table:table-cell office:value-type="float" office:value="22" calcext:value-type="float">
            <text:p>22</text:p>
          </table:table-cell>
          <table:table-cell table:formula="of:=[.D26]/[.A26]" office:value-type="float" office:value="1.46666666666667" calcext:value-type="float">
            <text:p>1,466666666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Kurve</text:p>
          </table:table-cell>
          <table:table-cell table:formula="of:=[.E27]*[.A27]" office:value-type="float" office:value="305.066666666667" calcext:value-type="float">
            <text:p>305,0666666667</text:p>
          </table:table-cell>
          <table:table-cell table:formula="of:=[.E26]" office:value-type="float" office:value="1.46666666666667" calcext:value-type="float">
            <text:p>1,46666666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Kurve</text:p>
          </table:table-cell>
          <table:table-cell office:value-type="float" office:value="22" calcext:value-type="float">
            <text:p>22</text:p>
          </table:table-cell>
          <table:table-cell table:formula="of:=[.D28]/[.A28]" office:value-type="float" office:value="1.04761904761905" calcext:value-type="float">
            <text:p>1,047619047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Kurve</text:p>
          </table:table-cell>
          <table:table-cell table:formula="of:=[.E29]*[.A29]" office:value-type="float" office:value="2106.7619047619" calcext:value-type="float">
            <text:p>2106,7619047619</text:p>
          </table:table-cell>
          <table:table-cell table:formula="of:=[.E28]" office:value-type="float" office:value="1.04761904761905" calcext:value-type="float">
            <text:p>1,047619047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Kurve</text:p>
          </table:table-cell>
          <table:table-cell office:value-type="float" office:value="22" calcext:value-type="float">
            <text:p>22</text:p>
          </table:table-cell>
          <table:table-cell table:formula="of:=[.D30]/[.A30]" office:value-type="float" office:value="0.758620689655172" calcext:value-type="float">
            <text:p>0,7586206897</text:p>
          </table:table-cell>
        </table:table-row>
        <table:table-row table:style-name="ro1">
          <table:table-cell office:value-type="string" calcext:value-type="string">
            <text:p>Runde: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Start/Ziel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Start/Ziel</text:p>
          </table:table-cell>
          <table:table-cell office:value-type="float" office:value="22" calcext:value-type="float">
            <text:p>22</text:p>
          </table:table-cell>
          <table:table-cell table:formula="of:=[.D33]/[.A33]" office:value-type="float" office:value="0.956521739130435" calcext:value-type="float">
            <text:p>0,9565217391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Kurve</text:p>
          </table:table-cell>
          <table:table-cell table:formula="of:=[.E34]*[.A34]" office:value-type="float" office:value="963.217391304348" calcext:value-type="float">
            <text:p>963,2173913043</text:p>
          </table:table-cell>
          <table:table-cell table:formula="of:=[.E33]" office:value-type="float" office:value="0.956521739130435" calcext:value-type="float">
            <text:p>0,956521739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Kurve</text:p>
          </table:table-cell>
          <table:table-cell office:value-type="float" office:value="22" calcext:value-type="float">
            <text:p>22</text:p>
          </table:table-cell>
          <table:table-cell table:formula="of:=[.D35]/[.A35]" office:value-type="float" office:value="1.15789473684211" calcext:value-type="float">
            <text:p>1,1578947368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Kurve</text:p>
          </table:table-cell>
          <table:table-cell table:formula="of:=[.E36]*[.A36]" office:value-type="float" office:value="988.842105263158" calcext:value-type="float">
            <text:p>988,8421052632</text:p>
          </table:table-cell>
          <table:table-cell table:formula="of:=[.E35]" office:value-type="float" office:value="1.15789473684211" calcext:value-type="float">
            <text:p>1,157894736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Kurve</text:p>
          </table:table-cell>
          <table:table-cell office:value-type="float" office:value="22" calcext:value-type="float">
            <text:p>22</text:p>
          </table:table-cell>
          <table:table-cell table:formula="of:=[.D37]/[.A3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Brückenanfang</text:p>
          </table:table-cell>
          <table:table-cell table:formula="of:=[.E38]*[.A38]" office:value-type="float" office:value="826" calcext:value-type="float">
            <text:p>826</text:p>
          </table:table-cell>
          <table:table-cell table:formula="of:=[.E3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Brückenanfang</text:p>
          </table:table-cell>
          <table:table-cell office:value-type="float" office:value="22" calcext:value-type="float">
            <text:p>22</text:p>
          </table:table-cell>
          <table:table-cell table:formula="of:=[.D39]/[.A3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Brückenende</text:p>
          </table:table-cell>
          <table:table-cell table:formula="of:=[.E40]*[.A40]" office:value-type="float" office:value="1331" calcext:value-type="float">
            <text:p>1331</text:p>
          </table:table-cell>
          <table:table-cell table:formula="of:=[.E3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Brückenende</text:p>
          </table:table-cell>
          <table:table-cell office:value-type="float" office:value="22" calcext:value-type="float">
            <text:p>22</text:p>
          </table:table-cell>
          <table:table-cell table:formula="of:=[.D41]/[.A41]" office:value-type="float" office:value="1.375" calcext:value-type="float">
            <text:p>1,37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Kurve</text:p>
          </table:table-cell>
          <table:table-cell table:formula="of:=[.E42]*[.A42]" office:value-type="float" office:value="288.75" calcext:value-type="float">
            <text:p>288,75</text:p>
          </table:table-cell>
          <table:table-cell table:formula="of:=[.E41]" office:value-type="float" office:value="1.375" calcext:value-type="float">
            <text:p>1,37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Kurve</text:p>
          </table:table-cell>
          <table:table-cell office:value-type="float" office:value="22" calcext:value-type="float">
            <text:p>22</text:p>
          </table:table-cell>
          <table:table-cell table:formula="of:=[.D43]/[.A4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Kurve</text:p>
          </table:table-cell>
          <table:table-cell table:formula="of:=[.E44]*[.A44]" office:value-type="float" office:value="1140" calcext:value-type="float">
            <text:p>1140</text:p>
          </table:table-cell>
          <table:table-cell table:formula="of:=[.E4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[ms]:</text:p>
          </table:table-cell>
          <table:table-cell office:value-type="string" calcext:value-type="string">
            <text:p>Kurve</text:p>
          </table:table-cell>
          <table:table-cell office:value-type="float" office:value="22" calcext:value-type="float">
            <text:p>22</text:p>
          </table:table-cell>
          <table:table-cell table:formula="of:=[.D45]/[.A45]" office:value-type="float" office:value="0.709677419354839" calcext:value-type="float">
            <text:p>0,709677419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ahnlänge [mm]</text:p>
          </table:table-cell>
          <table:table-cell table:formula="of:=[.D33]+[.D34]+[.D35]+[.D36]+[.D37]+[.D38]+[.D39]+[.D40]+[.D41]+[.D42]+[.D43]+[.D44]+[.G38]" office:value-type="float" office:value="5669.80949656751" calcext:value-type="float">
            <text:p>5669,809496567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1T08:44:05.624841641</meta:creation-date>
    <dc:date>2019-11-11T08:58:28.755601582</dc:date>
    <meta:editing-duration>PT3M33S</meta:editing-duration>
    <meta:editing-cycles>1</meta:editing-cycles>
    <meta:document-statistic meta:table-count="1" meta:cell-count="214" meta:object-count="0"/>
    <meta:generator>LibreOffice/5.1.6.2$Linux_X86_64 LibreOffice_project/10m0$Build-2</meta:generator>
  </office:meta>
</office:document-meta>
</file>